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73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9.305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2.709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ta1" style:family="table" style:master-page-name="PageStyle_5f_RN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 style:data-style-name="N113">
      <style:table-cell-properties fo:padding="0.071cm"/>
    </style:style>
    <style:style style:name="ce9" style:family="table-cell" style:parent-style-name="Default" style:data-style-name="N11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fo:border-bottom="none" style:diagonal-bl-tr="none" style:diagonal-tl-br="none" fo:border-left="none" fo:padding="0.071cm" fo:border-right="none" style:rotation-align="none" fo:border-top="0.74pt solid #1a1a1a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>
      <style:table-cell-properties fo:border-bottom="0.74pt solid #1a1a1a" style:diagonal-bl-tr="none" style:diagonal-tl-br="none" fo:border-left="none" fo:padding="0.071c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RN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017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Rúbrica [0,10]</text:p>
          </table:table-cell>
          <table:table-cell table:style-name="ce11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Fundamentos teóricos</text:p>
          </table:table-cell>
          <table:table-cell table:style-name="ce2"/>
          <table:table-cell table:style-name="ce4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paración de clasificador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Breve resumen teórico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pectos clave de la técnica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Test t de student – Resumen teórico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Normalidad muestras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reado/No pareado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a/dos colas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órmulas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ción de la práctica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perimento de CV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Generación 100 particiones</text:p>
          </table:table-cell>
          <table:table-cell table:style-name="ce9" office:value-type="float" office:value="1.25" calcext:value-type="float">
            <text:p>1,2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rdenación por bloques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álculo de restas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t de student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cción correcta de fórmula</text:p>
          </table:table-cell>
          <table:table-cell table:style-name="ce8" office:value-type="float" office:value="1.25" calcext:value-type="float">
            <text:p>1,2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álculo correcto de d.f.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álculo correcto de sigma</text:p>
          </table:table-cell>
          <table:table-cell table:style-name="ce8" office:value-type="float" office:value="0.625" calcext:value-type="float">
            <text:p>0,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pretación de los resultados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pretación correcta</text:p>
          </table:table-cell>
          <table:table-cell table:style-name="ce8" office:value-type="float" office:value="1.25" calcext:value-type="float">
            <text:p>1,25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/>
          <table:table-cell table:style-name="ce4"/>
          <table:table-cell table:style-name="ce10" table:formula="of:=SUM([.D2:.D26])" office:value-type="float" office:value="10" calcext:value-type="float">
            <text:p>10,00</text:p>
          </table:table-cell>
          <table:table-cell table:style-name="ce10" table:number-columns-repeated="3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2:22:39.6121661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NA1" style:display-name="PageStyle_R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ivideos</meta:initial-creator>
    <meta:creation-date>2014-04-27T12:56:37</meta:creation-date>
    <dc:creator>Luis Baro</dc:creator>
    <dc:date>2015-10-05T12:22:54.073203946</dc:date>
    <meta:editing-cycles>6</meta:editing-cycles>
    <meta:editing-duration>P23DT22H12M28S</meta:editing-duration>
    <meta:generator>LibreOffice/4.3.3.2$Linux_X86_64 LibreOffice_project/430m0$Build-2</meta:generator>
    <meta:document-statistic meta:table-count="1" meta:cell-count="36" meta:object-count="0"/>
  </office:meta>
</office:document-meta>
</file>